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3000001D7FA97C4D64EFD08F6.jpg" manifest:media-type="image/jpeg"/>
  <manifest:file-entry manifest:full-path="Pictures/1000000000000263000001D78ADB57BE54AAAA0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66"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5.244cm" fo:min-width="2.54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3.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2.90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3.14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39cm" fo:min-width="3.0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svg:stroke-color="#808080" draw:fill-color="#ffffff" draw:textarea-horizontal-align="justify" draw:textarea-vertical-align="middle" draw:auto-grow-height="false" fo:min-height="2.798cm" fo:min-width="2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5.244cm" fo:min-width="4.05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2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726cm" fo:min-width="1.476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5.244cm" fo:min-width="7.0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938cm" fo:min-width="4.072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2.312cm" fo:min-width="3.148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3.194cm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13.212cm" fo:min-width="4.32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8.926cm" svg:x2="23.696cm" svg:y2="9.014cm">
          <text:p/>
        </draw:line>
        <draw:line draw:style-name="gr1" draw:text-style-name="P1" draw:layer="layout" svg:x1="3.302cm" svg:y1="13.426cm" svg:x2="23.696cm" svg:y2="13.514cm">
          <text:p/>
        </draw:line>
        <draw:line draw:style-name="gr1" draw:text-style-name="P1" draw:layer="layout" svg:x1="3.302cm" svg:y1="17.426cm" svg:x2="23.696cm" svg:y2="17.514cm">
          <text:p/>
        </draw:line>
        <draw:line draw:style-name="gr1" draw:text-style-name="P1" draw:layer="layout" svg:x1="3.302cm" svg:y1="4.826cm" svg:x2="23.696cm" svg:y2="4.914cm">
          <text:p/>
        </draw:line>
        <draw:frame draw:style-name="gr2" draw:text-style-name="P2" draw:layer="layout" svg:width="3.048cm" svg:height="2.349cm" svg:x="24.06cm" svg:y="12.06cm">
          <draw:image xlink:href="Pictures/1000000000000263000001D78ADB57BE54AAAA0D.jpg" xlink:type="simple" xlink:show="embed" xlink:actuate="onLoad">
            <text:p/>
          </draw:image>
        </draw:frame>
        <draw:frame draw:style-name="gr2" draw:text-style-name="P2" draw:layer="layout" svg:width="3.048cm" svg:height="2.349cm" svg:x="24.16cm" svg:y="7.912cm">
          <draw:image xlink:href="Pictures/1000000000000263000001D7FA97C4D64EFD08F6.jpg" xlink:type="simple" xlink:show="embed" xlink:actuate="onLoad">
            <text:p/>
          </draw:image>
        </draw:frame>
        <draw:frame draw:style-name="gr2" draw:text-style-name="P2" draw:layer="layout" svg:width="3.048cm" svg:height="2.349cm" svg:x="24.06cm" svg:y="16.308cm">
          <draw:image xlink:href="Pictures/1000000000000263000001D7FA97C4D64EFD08F6.jpg" xlink:type="simple" xlink:show="embed" xlink:actuate="onLoad">
            <text:p/>
          </draw:image>
        </draw:frame>
        <draw:frame draw:style-name="gr2" draw:text-style-name="P2" draw:layer="layout" svg:width="3.048cm" svg:height="2.349cm" svg:x="24.06cm" svg:y="3.664cm">
          <draw:image xlink:href="Pictures/1000000000000263000001D7FA97C4D64EFD08F6.jpg" xlink:type="simple" xlink:show="embed" xlink:actuate="onLoad">
            <text:p/>
          </draw:image>
        </draw:frame>
        <draw:custom-shape draw:style-name="gr3" draw:text-style-name="P3" draw:layer="layout" svg:width="1.016cm" svg:height="1.016cm" svg:x="0.594cm" svg:y="3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4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3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4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6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7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6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7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3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4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3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4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7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7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10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10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11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12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11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12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8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10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8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10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11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12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11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12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3.048cm" svg:height="15.494cm" svg:x="5.096cm" svg:y="3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1cm" svg:height="3.556cm" svg:x="13.33cm" svg:y="7.28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02cm" svg:height="2.384cm" svg:x="13.438cm" svg:y="7.752cm">
          <draw:text-box>
            <text:p>Business Logic</text:p>
            <text:p>(Ads)</text:p>
          </draw:text-box>
        </draw:frame>
        <draw:frame draw:style-name="gr6" draw:text-style-name="P5" draw:layer="layout" svg:width="2.748cm" svg:height="2.384cm" svg:x="5.096cm" svg:y="8.626cm">
          <draw:text-box>
            <text:p>Sign-in &amp; Identity</text:p>
          </draw:text-box>
        </draw:frame>
        <draw:custom-shape draw:style-name="gr7" draw:text-style-name="P4" draw:layer="layout" svg:width="3.402cm" svg:height="3.556cm" svg:x="13.23cm" svg:y="11.5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648cm" svg:height="3.556cm" svg:x="13.384cm" svg:y="3.0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02cm" svg:height="3.64cm" svg:x="13.176cm" svg:y="15.74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02cm" svg:height="2.384cm" svg:x="13.43cm" svg:y="3.534cm">
          <draw:text-box>
            <text:p>Business Logic</text:p>
            <text:p>(Paywall)</text:p>
          </draw:text-box>
        </draw:frame>
        <draw:frame draw:style-name="gr6" draw:text-style-name="P5" draw:layer="layout" svg:width="3.302cm" svg:height="2.384cm" svg:x="13.33cm" svg:y="12.024cm">
          <draw:text-box>
            <text:p>Business Logic</text:p>
            <text:p>(Events)</text:p>
          </draw:text-box>
        </draw:frame>
        <draw:frame draw:style-name="gr10" draw:text-style-name="P5" draw:layer="layout" svg:width="4.518cm" svg:height="3.095cm" svg:x="13.276cm" svg:y="16.04cm">
          <draw:text-box>
            <text:p>Business Logic</text:p>
            <text:p>(Retail)</text:p>
          </draw:text-box>
        </draw:frame>
        <draw:custom-shape draw:style-name="gr11" draw:text-style-name="P4" draw:layer="layout" svg:width="2.913cm" svg:height="3.048cm" svg:x="18.737cm" svg:y="3.30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913cm" svg:height="0.962cm" svg:x="18.937cm" svg:y="4.306cm">
          <draw:text-box>
            <text:p>Content</text:p>
          </draw:text-box>
        </draw:frame>
        <draw:frame draw:style-name="gr6" draw:text-style-name="P5" draw:layer="layout" svg:width="4.826cm" svg:height="2.384cm" svg:x="4.834cm" svg:y="0.962cm">
          <draw:text-box>
            <text:p><text:span text:style-name="T1">DISPATCH BLOCKCHAIN</text:span></text:p>
            <text:p/>
          </draw:text-box>
        </draw:frame>
        <draw:frame draw:style-name="gr13" draw:text-style-name="P6" draw:layer="layout" svg:width="3.048cm" svg:height="1.109cm" svg:x="0.362cm" svg:y="1.57cm">
          <draw:text-box>
            <text:p><text:span text:style-name="T1">USERS</text:span></text:p>
          </draw:text-box>
        </draw:frame>
        <draw:frame draw:style-name="gr14" draw:text-style-name="P5" draw:layer="layout" svg:width="4.318cm" svg:height="1.778cm" svg:x="18.064cm" svg:y="0.908cm">
          <draw:text-box>
            <text:p><text:span text:style-name="T1">PUBLISHER</text:span></text:p>
            <text:p><text:span text:style-name="T1">HOSTING</text:span></text:p>
          </draw:text-box>
        </draw:frame>
        <draw:frame draw:style-name="gr15" draw:text-style-name="P5" draw:layer="layout" svg:width="3.302cm" svg:height="1.368cm" svg:x="13.73cm" svg:y="1.462cm">
          <draw:text-box>
            <text:p><text:span text:style-name="T1">DAN</text:span></text:p>
          </draw:text-box>
        </draw:frame>
        <draw:frame draw:style-name="gr16" draw:text-style-name="P5" draw:layer="layout" svg:width="4.826cm" svg:height="1.27cm" svg:x="23.16cm" svg:y="1.616cm">
          <draw:text-box>
            <text:p><text:span text:style-name="T1">NEWS ORGS</text:span></text:p>
          </draw:text-box>
        </draw:frame>
        <draw:custom-shape draw:style-name="gr11" draw:text-style-name="P4" draw:layer="layout" svg:width="2.913cm" svg:height="3.048cm" svg:x="18.737cm" svg:y="7.6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913cm" svg:height="3.048cm" svg:x="18.737cm" svg:y="11.9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913cm" svg:height="3.048cm" svg:x="18.737cm" svg:y="16.00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913cm" svg:height="0.962cm" svg:x="18.738cm" svg:y="8.706cm">
          <draw:text-box>
            <text:p>Content</text:p>
          </draw:text-box>
        </draw:frame>
        <draw:frame draw:style-name="gr12" draw:text-style-name="P5" draw:layer="layout" svg:width="2.913cm" svg:height="0.962cm" svg:x="18.638cm" svg:y="12.806cm">
          <draw:text-box>
            <text:p>Content</text:p>
          </draw:text-box>
        </draw:frame>
        <draw:frame draw:style-name="gr12" draw:text-style-name="P5" draw:layer="layout" svg:width="2.913cm" svg:height="0.962cm" svg:x="18.638cm" svg:y="16.806cm">
          <draw:text-box>
            <text:p>Content</text:p>
          </draw:text-box>
        </draw:frame>
        <draw:frame draw:style-name="gr12" draw:text-style-name="P5" draw:layer="layout" svg:width="3.556cm" svg:height="0.962cm" svg:x="9.026cm" svg:y="3.564cm">
          <draw:text-box>
            <text:p>Payments</text:p>
          </draw:text-box>
        </draw:frame>
        <draw:frame draw:style-name="gr12" draw:text-style-name="P5" draw:layer="layout" svg:width="3.556cm" svg:height="0.962cm" svg:x="9.026cm" svg:y="7.14cm">
          <draw:text-box>
            <text:p>Payments</text:p>
          </draw:text-box>
        </draw:frame>
        <draw:frame draw:style-name="gr12" draw:text-style-name="P5" draw:layer="layout" svg:width="3.556cm" svg:height="0.962cm" svg:x="9.026cm" svg:y="11.44cm">
          <draw:text-box>
            <text:p>Payments</text:p>
          </draw:text-box>
        </draw:frame>
        <draw:frame draw:style-name="gr12" draw:text-style-name="P5" draw:layer="layout" svg:width="3.556cm" svg:height="0.962cm" svg:x="9.026cm" svg:y="15.64cm">
          <draw:text-box>
            <text:p>Payments</text:p>
          </draw:text-box>
        </draw:frame>
        <draw:custom-shape draw:style-name="gr3" draw:text-style-name="P3" draw:layer="layout" svg:width="1.016cm" svg:height="1.016cm" svg:x="0.596cm" svg:y="13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6cm" svg:y="15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6cm" svg:y="13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6cm" svg:y="16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6cm" svg:y="17.8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6cm" svg:y="16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7cm" svg:y="1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7cm" svg:y="17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3.302cm" svg:y1="8.926cm" svg:x2="23.696cm" svg:y2="9.014cm">
          <text:p/>
        </draw:line>
        <draw:line draw:style-name="gr1" draw:text-style-name="P1" draw:layer="layout" svg:x1="3.302cm" svg:y1="13.426cm" svg:x2="23.696cm" svg:y2="13.514cm">
          <text:p/>
        </draw:line>
        <draw:line draw:style-name="gr1" draw:text-style-name="P1" draw:layer="layout" svg:x1="3.302cm" svg:y1="17.426cm" svg:x2="23.696cm" svg:y2="17.514cm">
          <text:p/>
        </draw:line>
        <draw:line draw:style-name="gr1" draw:text-style-name="P1" draw:layer="layout" svg:x1="3.302cm" svg:y1="4.826cm" svg:x2="23.696cm" svg:y2="4.914cm">
          <text:p/>
        </draw:line>
        <draw:custom-shape draw:style-name="gr18" draw:text-style-name="P4" draw:layer="layout" svg:width="4.556cm" svg:height="15.494cm" svg:x="6.196cm" svg:y="3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1cm" svg:height="3.556cm" svg:x="12.83cm" svg:y="7.28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02cm" svg:height="2.384cm" svg:x="12.938cm" svg:y="7.752cm">
          <draw:text-box>
            <text:p>Business Logic</text:p>
            <text:p>(Paywall)</text:p>
          </draw:text-box>
        </draw:frame>
        <draw:frame draw:style-name="gr10" draw:text-style-name="P5" draw:layer="layout" svg:width="4.002cm" svg:height="3.806cm" svg:x="6.496cm" svg:y="8.386cm">
          <draw:text-box>
            <text:p>• Sign-in</text:p>
            <text:p><text:s text:c="2"/></text:p>
            <text:p>• Identity</text:p>
            <text:p/>
            <text:p>• Payments</text:p>
          </draw:text-box>
        </draw:frame>
        <draw:custom-shape draw:style-name="gr7" draw:text-style-name="P4" draw:layer="layout" svg:width="3.402cm" svg:height="3.556cm" svg:x="12.83cm" svg:y="11.5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648cm" svg:height="3.556cm" svg:x="12.884cm" svg:y="3.0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02cm" svg:height="3.64cm" svg:x="12.676cm" svg:y="15.74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02cm" svg:height="2.384cm" svg:x="12.93cm" svg:y="3.534cm">
          <draw:text-box>
            <text:p>Business Logic</text:p>
            <text:p>(Ads)</text:p>
          </draw:text-box>
        </draw:frame>
        <draw:frame draw:style-name="gr10" draw:text-style-name="P5" draw:layer="layout" svg:width="3.68cm" svg:height="3.095cm" svg:x="12.83cm" svg:y="12.024cm">
          <draw:text-box>
            <text:p>Business Logic</text:p>
            <text:p>(Other #1)</text:p>
          </draw:text-box>
        </draw:frame>
        <draw:frame draw:style-name="gr10" draw:text-style-name="P5" draw:layer="layout" svg:width="4.518cm" svg:height="3.095cm" svg:x="12.776cm" svg:y="16.04cm">
          <draw:text-box>
            <text:p>Business Logic</text:p>
            <text:p>(Other #2)</text:p>
          </draw:text-box>
        </draw:frame>
        <draw:custom-shape draw:style-name="gr11" draw:text-style-name="P4" draw:layer="layout" svg:width="2.913cm" svg:height="3.048cm" svg:x="18.437cm" svg:y="3.30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913cm" svg:height="0.962cm" svg:x="18.537cm" svg:y="4.306cm">
          <draw:text-box>
            <text:p>Content</text:p>
          </draw:text-box>
        </draw:frame>
        <draw:frame draw:style-name="gr6" draw:text-style-name="P5" draw:layer="layout" svg:width="4.826cm" svg:height="2.384cm" svg:x="6.134cm" svg:y="1.162cm">
          <draw:text-box>
            <text:p><text:span text:style-name="T1">DISPATCH BLOCKCHAIN</text:span></text:p>
            <text:p/>
          </draw:text-box>
        </draw:frame>
        <draw:frame draw:style-name="gr13" draw:text-style-name="P6" draw:layer="layout" svg:width="3.048cm" svg:height="1.109cm" svg:x="0.362cm" svg:y="1.57cm">
          <draw:text-box>
            <text:p><text:span text:style-name="T1">USERS</text:span></text:p>
          </draw:text-box>
        </draw:frame>
        <draw:frame draw:style-name="gr14" draw:text-style-name="P5" draw:layer="layout" svg:width="4.318cm" svg:height="1.778cm" svg:x="18.064cm" svg:y="1.108cm">
          <draw:text-box>
            <text:p><text:span text:style-name="T1">PUBLISHER</text:span></text:p>
            <text:p><text:span text:style-name="T1">HOSTING</text:span></text:p>
          </draw:text-box>
        </draw:frame>
        <draw:frame draw:style-name="gr15" draw:text-style-name="P5" draw:layer="layout" svg:width="3.302cm" svg:height="1.368cm" svg:x="13.13cm" svg:y="1.462cm">
          <draw:text-box>
            <text:p><text:span text:style-name="T1">DAN</text:span></text:p>
          </draw:text-box>
        </draw:frame>
        <draw:frame draw:style-name="gr16" draw:text-style-name="P5" draw:layer="layout" svg:width="4.826cm" svg:height="1.27cm" svg:x="23.16cm" svg:y="1.616cm">
          <draw:text-box>
            <text:p><text:span text:style-name="T1">NEWS ORGS</text:span></text:p>
          </draw:text-box>
        </draw:frame>
        <draw:custom-shape draw:style-name="gr11" draw:text-style-name="P4" draw:layer="layout" svg:width="2.913cm" svg:height="3.048cm" svg:x="18.437cm" svg:y="7.6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913cm" svg:height="3.048cm" svg:x="18.437cm" svg:y="11.9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913cm" svg:height="3.048cm" svg:x="18.437cm" svg:y="16.00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913cm" svg:height="0.962cm" svg:x="18.438cm" svg:y="8.706cm">
          <draw:text-box>
            <text:p>Content</text:p>
          </draw:text-box>
        </draw:frame>
        <draw:frame draw:style-name="gr12" draw:text-style-name="P5" draw:layer="layout" svg:width="2.913cm" svg:height="0.962cm" svg:x="18.338cm" svg:y="12.806cm">
          <draw:text-box>
            <text:p>Content</text:p>
          </draw:text-box>
        </draw:frame>
        <draw:frame draw:style-name="gr12" draw:text-style-name="P5" draw:layer="layout" svg:width="2.913cm" svg:height="0.962cm" svg:x="18.338cm" svg:y="16.806cm">
          <draw:text-box>
            <text:p>Content</text:p>
          </draw:text-box>
        </draw:frame>
        <draw:custom-shape draw:style-name="gr19" draw:text-style-name="P4" draw:layer="layout" svg:width="1.016cm" svg:height="1.016cm" svg:x="0.50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794cm" svg:height="2.794cm" svg:x="24.33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794cm" svg:height="2.794cm" svg:x="24.38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794cm" svg:height="2.794cm" svg:x="24.43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794cm" svg:height="2.794cm" svg:x="24.339cm" svg:y="16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09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9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09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9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1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09cm" svg:y="8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9cm" svg:y="8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1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8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09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9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1cm" svg:y="1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8cm" svg:y="1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09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9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1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8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09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9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1cm" svg:y="1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8cm" svg:y="1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3.302cm" svg:y1="8.926cm" svg:x2="23.696cm" svg:y2="9.014cm">
          <text:p/>
        </draw:line>
        <draw:line draw:style-name="gr1" draw:text-style-name="P1" draw:layer="layout" svg:x1="3.302cm" svg:y1="13.426cm" svg:x2="23.696cm" svg:y2="13.514cm">
          <text:p/>
        </draw:line>
        <draw:line draw:style-name="gr1" draw:text-style-name="P1" draw:layer="layout" svg:x1="3.302cm" svg:y1="17.426cm" svg:x2="23.696cm" svg:y2="17.514cm">
          <text:p/>
        </draw:line>
        <draw:line draw:style-name="gr1" draw:text-style-name="P1" draw:layer="layout" svg:x1="3.302cm" svg:y1="4.826cm" svg:x2="23.696cm" svg:y2="4.914cm">
          <text:p/>
        </draw:line>
        <draw:custom-shape draw:style-name="gr21" draw:text-style-name="P4" draw:layer="layout" svg:width="7.52cm" svg:height="15.494cm" svg:x="6.196cm" svg:y="3.3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002cm" svg:height="3.095cm" svg:x="6.496cm" svg:y="8.386cm">
          <draw:text-box>
            <text:p>• Sign-in</text:p>
            <text:p><text:s text:c="2"/></text:p>
            <text:p>• Identity</text:p>
          </draw:text-box>
        </draw:frame>
        <draw:frame draw:style-name="gr10" draw:text-style-name="P5" draw:layer="layout" svg:width="6.312cm" svg:height="3.095cm" svg:x="6.134cm" svg:y="1.262cm">
          <draw:text-box>
            <text:p><text:span text:style-name="T1">THIRD-</text:span><text:span text:style-name="T1">PARTY </text:span><text:span text:style-name="T1">PLATFORMS</text:span></text:p>
          </draw:text-box>
        </draw:frame>
        <draw:frame draw:style-name="gr13" draw:text-style-name="P6" draw:layer="layout" svg:width="3.048cm" svg:height="1.109cm" svg:x="0.362cm" svg:y="1.57cm">
          <draw:text-box>
            <text:p><text:span text:style-name="T1">USERS</text:span></text:p>
          </draw:text-box>
        </draw:frame>
        <draw:frame draw:style-name="gr14" draw:text-style-name="P5" draw:layer="layout" svg:width="4.318cm" svg:height="1.778cm" svg:x="18.064cm" svg:y="1.108cm">
          <draw:text-box>
            <text:p><text:span text:style-name="T1">PUBLISH</text:span><text:span text:style-name="T1">ER</text:span></text:p>
            <text:p><text:span text:style-name="T1">HOSTIN</text:span><text:span text:style-name="T1">G</text:span></text:p>
          </draw:text-box>
        </draw:frame>
        <draw:frame draw:style-name="gr16" draw:text-style-name="P5" draw:layer="layout" svg:width="4.826cm" svg:height="1.27cm" svg:x="23.16cm" svg:y="1.616cm">
          <draw:text-box>
            <text:p><text:span text:style-name="T1">NEWS ORGS</text:span></text:p>
          </draw:text-box>
        </draw:frame>
        <draw:custom-shape draw:style-name="gr19" draw:text-style-name="P4" draw:layer="layout" svg:width="1.016cm" svg:height="1.016cm" svg:x="0.50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794cm" svg:height="2.794cm" svg:x="24.33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794cm" svg:height="2.794cm" svg:x="24.38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794cm" svg:height="2.794cm" svg:x="24.43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794cm" svg:height="2.794cm" svg:x="24.339cm" svg:y="16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09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9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09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9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1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09cm" svg:y="8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9cm" svg:y="8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1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8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09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9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1cm" svg:y="1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8cm" svg:y="1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09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9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1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8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09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79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0.51cm" svg:y="1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016cm" svg:height="1.016cm" svg:x="1.78cm" svg:y="1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4.572cm" svg:height="2.188cm" svg:x="18.034cm" svg:y="8.73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08cm" svg:height="2.384cm" svg:x="18.034cm" svg:y="9.012cm">
          <draw:text-box>
            <text:p>Business Logic</text:p>
            <text:p>(Paywall)</text:p>
          </draw:text-box>
        </draw:frame>
        <draw:custom-shape draw:style-name="gr23" draw:text-style-name="P4" draw:layer="layout" svg:width="3.648cm" svg:height="2.562cm" svg:x="17.456cm" svg:y="3.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694cm" svg:height="1.778cm" svg:x="17.402cm" svg:y="7.344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913cm" svg:height="0.962cm" svg:x="18.437cm" svg:y="4.406cm">
          <draw:text-box>
            <text:p>Content</text:p>
          </draw:text-box>
        </draw:frame>
        <draw:frame draw:style-name="gr12" draw:text-style-name="P5" draw:layer="layout" svg:width="2.913cm" svg:height="0.962cm" svg:x="18.483cm" svg:y="7.72cm">
          <draw:text-box>
            <text:p>Content</text:p>
          </draw:text-box>
        </draw:frame>
        <draw:custom-shape draw:style-name="gr22" draw:text-style-name="P4" draw:layer="layout" svg:width="4.572cm" svg:height="2.188cm" svg:x="18.034cm" svg:y="13.33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08cm" svg:height="2.384cm" svg:x="18.034cm" svg:y="13.612cm">
          <draw:text-box>
            <text:p>Business Logic</text:p>
            <text:p>(Other #1)</text:p>
          </draw:text-box>
        </draw:frame>
        <draw:custom-shape draw:style-name="gr24" draw:text-style-name="P4" draw:layer="layout" svg:width="3.694cm" svg:height="1.778cm" svg:x="17.402cm" svg:y="11.944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913cm" svg:height="0.962cm" svg:x="18.483cm" svg:y="12.32cm">
          <draw:text-box>
            <text:p>Content</text:p>
          </draw:text-box>
        </draw:frame>
        <draw:custom-shape draw:style-name="gr22" draw:text-style-name="P4" draw:layer="layout" svg:width="4.572cm" svg:height="2.188cm" svg:x="18.034cm" svg:y="17.43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08cm" svg:height="2.384cm" svg:x="18.034cm" svg:y="17.712cm">
          <draw:text-box>
            <text:p>Business Logic</text:p>
            <text:p>(Other #2)</text:p>
          </draw:text-box>
        </draw:frame>
        <draw:custom-shape draw:style-name="gr24" draw:text-style-name="P4" draw:layer="layout" svg:width="3.694cm" svg:height="1.778cm" svg:x="17.402cm" svg:y="16.044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913cm" svg:height="0.962cm" svg:x="18.483cm" svg:y="16.42cm">
          <draw:text-box>
            <text:p>Content</text:p>
          </draw:text-box>
        </draw:frame>
        <draw:custom-shape draw:style-name="gr25" draw:text-style-name="P1" draw:layer="layout" svg:width="4.826cm" svg:height="13.462cm" svg:x="12.954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ashed_20__28_var_29_" svg:stroke-width="0cm" svg:stroke-color="#2c001e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5:31:51.806225138</meta:creation-date>
    <dc:date>2018-05-14T21:14:25.977521241</dc:date>
    <meta:editing-duration>PT46M5S</meta:editing-duration>
    <meta:editing-cycles>8</meta:editing-cycles>
    <meta:generator>LibreOffice/5.1.6.2$Linux_X86_64 LibreOffice_project/10m0$Build-2</meta:generator>
    <meta:document-statistic meta:object-count="210"/>
  </office:meta>
</office:document-meta>
</file>